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ist_20_1"/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The Clutch Libra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e Clutch library is a small set of JavaScript files which provide additional generic and Gears specific functionality. This document presents a brief overview of the library functions.</text:p>
      <text:p text:style-name="Heading_20_4">Browser</text:p>
      <text:p text:style-name="Text_20_body">Source: <text:span text:style-name="Source_20_Text">/Frizione/projects/clutch/src/browser.js</text:span></text:p>
      <text:p text:style-name="Text_20_body">Namespace: <text:span text:style-name="Source_20_Text">clutch.browser</text:span></text:p>
      <text:p text:style-name="Text_20_body">Contains flags which test the presence of <text:span text:style-name="Source_20_Text">IE</text:span>, <text:span text:style-name="Source_20_Text">Opera</text:span>, <text:span text:style-name="Source_20_Text">Webkit</text:span>, <text:span text:style-name="Source_20_Text">Gecko</text:span>, <text:span text:style-name="Source_20_Text">MobileSafari</text:span> and <text:span text:style-name="Source_20_Text">Gears</text:span>.</text:p>
      <text:p text:style-name="Heading_20_4">Introspect</text:p>
      <text:p text:style-name="Text_20_body">Source: <text:span text:style-name="Source_20_Text">/Frizione/projects/clutch/src/introspect.js</text:span></text:p>
      <text:p text:style-name="Text_20_body">Namespace: <text:span text:style-name="Source_20_Text">clutch</text:span></text:p>
      <text:h text:style-name="Heading_20_6" text:outline-level="6">clutch.typeOf(obj) string</text:h>
      <text:p text:style-name="Text_20_body">Slightly more precise version of the <text:span text:style-name="Source_20_Text">typeof</text:span> keyword.</text:p>
      <text:list text:style-name="List_20_1">
        <text:list-item>
          <text:p text:style-name="P1"><text:span text:style-name="Source_20_Text">object</text:span> - the object to check.</text:p>
        </text:list-item>
      </text:list>
      <text:p text:style-name="Text_20_body">Returns the object type as a string.</text:p>
      <text:h text:style-name="Heading_20_6" text:outline-level="6">clutch.introspect(name, obj, indent, levels) string</text:h>
      <text:p text:style-name="Text_20_body">Creates a string representation of an object.</text:p>
      <text:list text:style-name="List_20_1">
        <text:list-item text:start-value="1">
          <text:p text:style-name="P1"><text:span text:style-name="Source_20_Text">name</text:span> - the name of the object,</text:p>
        </text:list-item>
        <text:list-item>
          <text:p text:style-name="P1"><text:span text:style-name="Source_20_Text">obj</text:span> - the object to introspect,</text:p>
        </text:list-item>
        <text:list-item>
          <text:p text:style-name="P1"><text:span text:style-name="Source_20_Text">indent</text:span> - the optional start indentation, something like <text:span text:style-name="Source_20_Text">" <text:s/>"</text:span>, defaults to <text:span text:style-name="Source_20_Text">""</text:span>,</text:p>
        </text:list-item>
        <text:list-item>
          <text:p text:style-name="P1"><text:span text:style-name="Source_20_Text">levels</text:span> - optional, how many levels to drill down to, helps avoid recursion - default is <text:span text:style-name="Source_20_Text">1</text:span>.</text:p>
        </text:list-item>
      </text:list>
      <text:p text:style-name="Text_20_body">Returns a formatted string representation of the object.</text:p>
      <text:p text:style-name="Heading_20_4">String</text:p>
      <text:p text:style-name="Text_20_body">Source: <text:span text:style-name="Source_20_Text">/Frizione/projects/clutch/src/string.js</text:span></text:p>
      <text:p text:style-name="Text_20_body">Namespace: <text:span text:style-name="Source_20_Text">clutch.date</text:span> and <text:span text:style-name="Source_20_Text">clutch.string</text:span></text:p>
      <text:h text:style-name="Heading_20_6" text:outline-level="6">clutch.date.toStandardJSON()</text:h>
      <text:p text:style-name="Text_20_body">Uses 'standard' formatting for <text:span text:style-name="Source_20_Text">Date</text:span> objects when converting to JSON.</text:p>
      <text:h text:style-name="Heading_20_6" text:outline-level="6"><text:soft-page-break/>clutch.date.toMicrosoftJSON()</text:h>
      <text:p text:style-name="Text_20_body">Uses 'Microsoft' formatting for <text:span text:style-name="Source_20_Text">Date</text:span> objects when converting to JSON.</text:p>
      <text:h text:style-name="Heading_20_6" text:outline-level="6">clutch.date.toClutchJSON()</text:h>
      <text:p text:style-name="Text_20_body">Uses 'Microsoft' formatting with milliseconds for <text:span text:style-name="Source_20_Text">Date</text:span> objects when converting to JSON.</text:p>
      <text:h text:style-name="Heading_20_6" text:outline-level="6">clutch.string.trim(string) string</text:h>
      <text:p text:style-name="Text_20_body">Removes whitespace at the beginning and end of a string.</text:p>
      <text:list text:style-name="List_20_1">
        <text:list-item text:start-value="1">
          <text:p text:style-name="P1"><text:span text:style-name="Source_20_Text">string</text:span> - the string to trim.</text:p>
        </text:list-item>
      </text:list>
      <text:p text:style-name="Text_20_body">Returns the modified string.</text:p>
      <text:h text:style-name="Heading_20_6" text:outline-level="6">clutch.string.startsWith(string, match) boolean</text:h>
      <text:p text:style-name="Text_20_body">Checks if a string starts with a specified substring.</text:p>
      <text:list text:style-name="List_20_1">
        <text:list-item text:start-value="1">
          <text:p text:style-name="P1"><text:span text:style-name="Source_20_Text">string</text:span> - the string to check,</text:p>
        </text:list-item>
        <text:list-item>
          <text:p text:style-name="P1"><text:span text:style-name="Source_20_Text">match</text:span> – the substring to match.</text:p>
        </text:list-item>
      </text:list>
      <text:p text:style-name="Text_20_body">Returns <text:span text:style-name="Source_20_Text">true</text:span> if the string starts with the substring, otherwise <text:span text:style-name="Source_20_Text">false</text:span>.</text:p>
      <text:h text:style-name="Heading_20_6" text:outline-level="6">clutch.string.endsWith(string, match) boolean</text:h>
      <text:p text:style-name="Text_20_body">Checks if a string ends with a specified substring.</text:p>
      <text:list text:style-name="List_20_1">
        <text:list-item text:start-value="1">
          <text:p text:style-name="P1"><text:span text:style-name="Source_20_Text">string</text:span> - the string to check,</text:p>
        </text:list-item>
        <text:list-item>
          <text:p text:style-name="P1"><text:span text:style-name="Source_20_Text">match</text:span> – the substring to match.</text:p>
        </text:list-item>
      </text:list>
      <text:p text:style-name="Text_20_body">Returns <text:span text:style-name="Source_20_Text">true</text:span> if the string ends with the substring, otherwise <text:span text:style-name="Source_20_Text">false</text:span>.</text:p>
      <text:h text:style-name="Heading_20_6" text:outline-level="6">clutch.string.toJSON(object) string</text:h>
      <text:p text:style-name="Text_20_body">Converts an object to a JSON formatted string.</text:p>
      <text:list text:style-name="List_20_1">
        <text:list-item text:start-value="1">
          <text:p text:style-name="P1"><text:span text:style-name="Source_20_Text">object</text:span> - the object to convert.</text:p>
        </text:list-item>
      </text:list>
      <text:p text:style-name="Text_20_body">Returns the converted string. Requires either the Prototype or JSON libraries.</text:p>
      <text:h text:style-name="Heading_20_6" text:outline-level="6">clutch.string.fromJSON(string) object</text:h>
      <text:p text:style-name="Text_20_body">Converts a JSON formatted string to an object.</text:p>
      <text:list text:style-name="List_20_1">
        <text:list-item text:start-value="1">
          <text:p text:style-name="P1"><text:span text:style-name="Source_20_Text">string</text:span> - the string to convert.</text:p>
        </text:list-item>
      </text:list>
      <text:p text:style-name="Text_20_body">Returns the converted object. Requires either the Prototype or JSON libraries.</text:p>
      <text:p text:style-name="Heading_20_4">Gears</text:p>
      <text:p text:style-name="Text_20_body">Source: <text:span text:style-name="Source_20_Text">/Frizione/projects/clutch/src/gears/gears.js</text:span></text:p>
      <text:p text:style-name="Text_20_body">Namespace: <text:span text:style-name="Source_20_Text">clutch</text:span></text:p>
      <text:h text:style-name="Heading_20_6" text:outline-level="6"><text:soft-page-break/>clutch.isGearsInstalled() boolean</text:h>
      <text:p text:style-name="Text_20_body">Returns <text:span text:style-name="Source_20_Text">true</text:span> if Gears is installed, otherwise <text:span text:style-name="Source_20_Text">false</text:span>.</text:p>
      <text:h text:style-name="Heading_20_6" text:outline-level="6">clutch.gearsFactory() Factory</text:h>
      <text:p text:style-name="Text_20_body">Gets the Gears <text:span text:style-name="Source_20_Text">Factory</text:span> object.</text:p>
      <text:h text:style-name="Heading_20_6" text:outline-level="6">clutch.createGearsDatabase() Database</text:h>
      <text:p text:style-name="Text_20_body">Creates a new Gears <text:span text:style-name="Source_20_Text">Database</text:span> object.</text:p>
      <text:h text:style-name="Heading_20_6" text:outline-level="6">clutch.createGearsDesktop() Desktop</text:h>
      <text:p text:style-name="Text_20_body">Creates a new Gears <text:span text:style-name="Source_20_Text">Desktop</text:span> object.</text:p>
      <text:h text:style-name="Heading_20_6" text:outline-level="6">clutch.createGearsHttpRequest() HttpRequest</text:h>
      <text:p text:style-name="Text_20_body">Creates a new Gears <text:span text:style-name="Source_20_Text">HttpRequest</text:span> object.</text:p>
      <text:h text:style-name="Heading_20_6" text:outline-level="6">clutch.createGearsLocalServer() LocalServer</text:h>
      <text:p text:style-name="Text_20_body">Creates a new Gears <text:span text:style-name="Source_20_Text">LocalServer</text:span> object.</text:p>
      <text:h text:style-name="Heading_20_6" text:outline-level="6">clutch.createGearsTimer() Timer</text:h>
      <text:p text:style-name="Text_20_body">Creates a new Gears <text:span text:style-name="Source_20_Text">Timer</text:span> object.</text:p>
      <text:h text:style-name="Heading_20_6" text:outline-level="6">clutch.createGearsWorkerPool() WorkerPool</text:h>
      <text:p text:style-name="Text_20_body">Creates a new Gears <text:span text:style-name="Source_20_Text">WorkerPool</text:span> object.</text:p>
      <text:p text:style-name="Heading_20_4">Timer</text:p>
      <text:p text:style-name="Text_20_body">Source: <text:span text:style-name="Source_20_Text">/Frizione/projects/clutch/src/gears/timer.js</text:span></text:p>
      <text:p text:style-name="Text_20_body">Namespace: <text:span text:style-name="Source_20_Text">clutch.timer</text:span></text:p>
      <text:h text:style-name="Heading_20_6" text:outline-level="6">clutch.timer.setTimeout(code, millis) number</text:h>
      <text:p text:style-name="Text_20_body">Creates a timeout that will call a code fragment or function after a specific period of time has elapsed.</text:p>
      <text:list text:style-name="List_20_1">
        <text:list-item text:start-value="1">
          <text:p text:style-name="P1"><text:span text:style-name="Source_20_Text">code</text:span> - the code fragment or function to call,</text:p>
        </text:list-item>
        <text:list-item>
          <text:p text:style-name="P1"><text:span text:style-name="Source_20_Text">millis</text:span> – the number of milliseconds to wait.</text:p>
        </text:list-item>
      </text:list>
      <text:p text:style-name="Text_20_body">Returns the identifier of the timeout.</text:p>
      <text:h text:style-name="Heading_20_6" text:outline-level="6">clutch.timer.setInterval(code, millis) number</text:h>
      <text:p text:style-name="Text_20_body">Creates an interval that will call a code fragment or function repeatedly <text:s/>after a specific period of time has elapsed.</text:p>
      <text:list text:style-name="List_20_1">
        <text:list-item text:start-value="1">
          <text:p text:style-name="P1"><text:span text:style-name="Source_20_Text">code</text:span> - the code fragment or function to call,</text:p>
        </text:list-item>
        <text:list-item>
          <text:p text:style-name="P1"><text:soft-page-break/><text:span text:style-name="Source_20_Text">millis</text:span> – the number of milliseconds to wait.</text:p>
        </text:list-item>
      </text:list>
      <text:p text:style-name="Text_20_body">Returns the identifier of the interval.</text:p>
      <text:h text:style-name="Heading_20_6" text:outline-level="6">clutch.timer.clearTimeout(identifier)</text:h>
      <text:p text:style-name="Text_20_body">Cancels a timeout before it is executed.</text:p>
      <text:list text:style-name="List_20_1">
        <text:list-item>
          <text:p text:style-name="P1"><text:span text:style-name="Source_20_Text">identifier</text:span> – the identifier of the timeout to cancel.</text:p>
        </text:list-item>
      </text:list>
      <text:h text:style-name="Heading_20_6" text:outline-level="6">clutch.timer.clearInterval(identifier)</text:h>
      <text:p text:style-name="Text_20_body">Cancels an interval.</text:p>
      <text:list text:style-name="List_20_1">
        <text:list-item>
          <text:p text:style-name="P1"><text:span text:style-name="Source_20_Text">identifier</text:span> – the identifier of the interval to cancel.</text:p>
        </text:list-item>
      </text:list>
      <text:p text:style-name="Heading_20_4">XHR</text:p>
      <text:p text:style-name="Text_20_body">Source: <text:span text:style-name="Source_20_Text">/Frizione/projects/clutch/src/gears/xhr.js</text:span></text:p>
      <text:p text:style-name="Text_20_body">Namespace: <text:span text:style-name="Source_20_Text">clutch.xhr</text:span></text:p>
      <text:h text:style-name="Heading_20_6" text:outline-level="6">clutch.xhr.executeRequest(method, url, params, body, timeout, handler)</text:h>
      <text:p text:style-name="Text_20_body">Executes an HttpRequest.</text:p>
      <text:list text:style-name="List_20_1">
        <text:list-item>
          <text:p text:style-name="P1"><text:span text:style-name="Source_20_Text">method</text:span> - either <text:span text:style-name="Source_20_Text">"GET"</text:span> or <text:span text:style-name="Source_20_Text">"POST"</text:span>,</text:p>
        </text:list-item>
        <text:list-item>
          <text:p text:style-name="P1"><text:span text:style-name="Source_20_Text">url</text:span> - the absolute URL to get or post to,</text:p>
        </text:list-item>
        <text:list-item>
          <text:p text:style-name="P1"><text:span text:style-name="Source_20_Text">params</text:span> - optional parameters, do your own value encoding though,</text:p>
        </text:list-item>
        <text:list-item>
          <text:p text:style-name="P1"><text:span text:style-name="Source_20_Text">body</text:span> - optional body for posts,</text:p>
        </text:list-item>
        <text:list-item>
          <text:p text:style-name="P1"><text:span text:style-name="Source_20_Text">timeout</text:span> - the optional maximum amount of time to wait for a reply,</text:p>
        </text:list-item>
        <text:list-item>
          <text:p text:style-name="P1"><text:span text:style-name="Source_20_Text">handler</text:span> – the function which handles the response.</text:p>
        </text:list-item>
      </text:list>
      <text:p text:style-name="Text_20_body">The <text:span text:style-name="Source_20_Text">handler</text:span> function receives three arguments:</text:p>
      <text:list text:style-name="List_20_1">
        <text:list-item>
          <text:p text:style-name="P1"><text:span text:style-name="Source_20_Text">status</text:span> – the response status code,</text:p>
        </text:list-item>
        <text:list-item>
          <text:p text:style-name="P1"><text:span text:style-name="Source_20_Text">statusText</text:span> – the response status text,</text:p>
        </text:list-item>
        <text:list-item>
          <text:p text:style-name="P1"><text:span text:style-name="Source_20_Text">responseText</text:span> – the response text.</text:p>
        </text:list-item>
      </text:list>
      <text:p text:style-name="Heading_20_4">WorkerPool Messages</text:p>
      <text:p text:style-name="Text_20_body">Source: <text:span text:style-name="Source_20_Text">/Frizione/projects/clutch/src/gears/wp-messages.js</text:span></text:p>
      <text:p text:style-name="Text_20_body">Namespace: <text:span text:style-name="Source_20_Text">clutch.wp</text:span></text:p>
      <text:h text:style-name="Heading_20_6" text:outline-level="6">clutch.wp.handlers object</text:h>
      <text:p text:style-name="Text_20_body">The <text:span text:style-name="Source_20_Text">clutch.wp.handlers</text:span> object can contain a series of properties which represent a command name, and a function which handles the named command. Each function receives the <text:span text:style-name="Source_20_Text">message</text:span> object as its only argument.</text:p>
      <text:p text:style-name="Text_20_body"><text:soft-page-break/>The <text:span text:style-name="Source_20_Text">message</text:span> object <text:span text:style-name="Source_20_Text">body</text:span> property must contain a <text:span text:style-name="Source_20_Text">command</text:span> property with the command value as a string.</text:p>
      <text:p text:style-name="Text_20_body">See <text:span text:style-name="Source_20_Text">/Frizione/projects/clutch/src/gears/wp-unit-test.js</text:span> for an example.</text:p>
      <text:h text:style-name="Heading_20_6" text:outline-level="6">clutch.wp.onMessage(depr1, depr2, message)</text:h>
      <text:p text:style-name="Text_20_body">The <text:span text:style-name="Source_20_Text">WorkerPool</text:span> <text:span text:style-name="Source_20_Text">onmessage</text:span> handler. Passes the message to a handler function based on the command value.</text:p>
      <text:list text:style-name="List_20_1">
        <text:list-item>
          <text:p text:style-name="P1"><text:span text:style-name="Source_20_Text">depr1</text:span> – the deprecated message contents,</text:p>
        </text:list-item>
        <text:list-item>
          <text:p text:style-name="P1"><text:span text:style-name="Source_20_Text">depr2</text:span> – the deprecated ID of the source worker,</text:p>
        </text:list-item>
        <text:list-item>
          <text:p text:style-name="P1"><text:span text:style-name="Source_20_Text">message</text:span> – the object containing all information about the message.</text:p>
        </text:list-item>
      </text:list>
      <text:p text:style-name="Text_20_body">See <text:span text:style-name="Source_20_Text">/Frizione/projects/clutch/src/gears/wp-unit-test.js</text:span> for an example.</text:p>
      <text:p text:style-name="Heading_20_4">Database Utilities</text:p>
      <text:p text:style-name="Text_20_body">Source: <text:span text:style-name="Source_20_Text">/Frizione/projects/clutch/src/gears/db-utils.js</text:span></text:p>
      <text:p text:style-name="Text_20_body">Namespace: <text:span text:style-name="Source_20_Text">clutch.db</text:span></text:p>
      <text:h text:style-name="Heading_20_6" text:outline-level="6">clutch.db.fromRow(result, columns) object</text:h>
      <text:p text:style-name="Text_20_body">Takes a ResultSet, which is expected to contain zero or one results, and converts it to an object.</text:p>
      <text:list text:style-name="List_20_1">
        <text:list-item>
          <text:p text:style-name="P1"><text:span text:style-name="Source_20_Text">result</text:span> – the ResultSet,</text:p>
        </text:list-item>
        <text:list-item>
          <text:p text:style-name="P1"><text:span text:style-name="Source_20_Text">columns</text:span> – an array of column names.</text:p>
        </text:list-item>
      </text:list>
      <text:p text:style-name="Text_20_body">Returns the object, with properties equal to the column names, and values from the ResultSet, or <text:span text:style-name="Source_20_Text">null</text:span> if there where no results.</text:p>
      <text:h text:style-name="Heading_20_6" text:outline-level="6">clutch.db.fromRows(result, columns) array</text:h>
      <text:p text:style-name="Text_20_body">Takes a ResultSet, which is expected to contain zero or more results, and converts it to an array of objects.</text:p>
      <text:list text:style-name="List_20_1">
        <text:list-item>
          <text:p text:style-name="P1"><text:span text:style-name="Source_20_Text">result</text:span> – the ResultSet,</text:p>
        </text:list-item>
        <text:list-item>
          <text:p text:style-name="P1"><text:span text:style-name="Source_20_Text">columns</text:span> – an array of column names.</text:p>
        </text:list-item>
      </text:list>
      <text:p text:style-name="Text_20_body">Returns the array of objects, each with properties equal to the column names, and values from the ResultSet, or <text:span text:style-name="Source_20_Text">null</text:span> if there were no results.</text:p>
      <text:h text:style-name="Heading_20_6" text:outline-level="6">clutch.db.optionalQuery(params)</text:h>
      <text:p text:style-name="Text_20_body">Constructs the query constraints using an object with optional properties.</text:p>
      <text:list text:style-name="List_20_1">
        <text:list-item>
          <text:p text:style-name="P1"><text:span text:style-name="Source_20_Text">params</text:span> – the parameter object, accepted properties are:</text:p>
          <text:list>
            <text:list-item>
              <text:p text:style-name="P1"><text:span text:style-name="Source_20_Text">where</text:span> – the <text:span text:style-name="Source_20_Text">WHERE</text:span> clause,</text:p>
            </text:list-item>
            <text:list-item>
              <text:p text:style-name="P1"><text:span text:style-name="Source_20_Text">groupBy</text:span> – the <text:span text:style-name="Source_20_Text">GROUP BY</text:span> clause,</text:p>
            </text:list-item>
            <text:list-item>
              <text:p text:style-name="P1"><text:soft-page-break/><text:span text:style-name="Source_20_Text">having</text:span> – the <text:span text:style-name="Source_20_Text">HAVING</text:span> clause,</text:p>
            </text:list-item>
            <text:list-item>
              <text:p text:style-name="P1"><text:span text:style-name="Source_20_Text">orderBy</text:span> – the <text:span text:style-name="Source_20_Text">ORDER BY</text:span> clause,</text:p>
            </text:list-item>
            <text:list-item>
              <text:p text:style-name="P1"><text:span text:style-name="Source_20_Text">limit</text:span> – the <text:span text:style-name="Source_20_Text">LIMIT</text:span> clause,</text:p>
            </text:list-item>
            <text:list-item>
              <text:p text:style-name="P1"><text:span text:style-name="Source_20_Text">offset</text:span> – the <text:span text:style-name="Source_20_Text">OFFSET</text:span> clause.</text:p>
            </text:list-item>
          </text:list>
        </text:list-item>
      </text:list>
      <text:p text:style-name="Text_20_body">Returns the query constraint as a string.</text:p>
      <text:p text:style-name="Heading_20_4">Database Logger</text:p>
      <text:p text:style-name="Text_20_body">Source: <text:span text:style-name="Source_20_Text">/Frizione/projects/clutch/src/gears/db-logger.js</text:span></text:p>
      <text:p text:style-name="Text_20_body">Namespace: <text:span text:style-name="Source_20_Text">clutch.db</text:span></text:p>
      <text:h text:style-name="Heading_20_6" text:outline-level="6">clutch.db.logger(name) DatabaseLogger</text:h>
      <text:p text:style-name="Text_20_body">Opens a Database object with the specified name, and creates a <text:span text:style-name="Source_20_Text">clutch_logger</text:span> table, if one does not already exist.</text:p>
      <text:list text:style-name="List_20_1">
        <text:list-item>
          <text:p text:style-name="P1"><text:span text:style-name="Source_20_Text">name</text:span> – the database name.</text:p>
        </text:list-item>
      </text:list>
      <text:h text:style-name="Heading_20_6" text:outline-level="6">DatabaseLogger.log(name, value) number</text:h>
      <text:p text:style-name="Text_20_body">Adds a log record with the given name and value.</text:p>
      <text:list text:style-name="List_20_1">
        <text:list-item>
          <text:p text:style-name="P1"><text:span text:style-name="Source_20_Text">name</text:span> – the name (maximum 256 characters),</text:p>
        </text:list-item>
        <text:list-item>
          <text:p text:style-name="P1"><text:span text:style-name="Source_20_Text">value</text:span> – the value (maximum 4096 characters).</text:p>
        </text:list-item>
      </text:list>
      <text:p text:style-name="Text_20_body">Returns the number of rows affected.</text:p>
      <text:h text:style-name="Heading_20_6" text:outline-level="6">DatabaseLogger.get(id) object</text:h>
      <text:p text:style-name="Text_20_body">Gets the object with the specified identifier.</text:p>
      <text:list text:style-name="List_20_1">
        <text:list-item>
          <text:p text:style-name="P1"><text:span text:style-name="Source_20_Text">id</text:span> – the record identifier.</text:p>
        </text:list-item>
      </text:list>
      <text:p text:style-name="Text_20_body">Returns the object, or <text:span text:style-name="Source_20_Text">null</text:span> if not found.</text:p>
      <text:h text:style-name="Heading_20_6" text:outline-level="6">DatabaseLogger.list(params) array</text:h>
      <text:p text:style-name="Text_20_body">Returns an array of objects, using optional query constraints.</text:p>
      <text:list text:style-name="List_20_1">
        <text:list-item>
          <text:p text:style-name="P1"><text:span text:style-name="Source_20_Text">params</text:span> – the optional query constraints.</text:p>
        </text:list-item>
      </text:list>
      <text:p text:style-name="Text_20_body">Returns the array, or <text:span text:style-name="Source_20_Text">null</text:span> if none found.</text:p>
      <text:h text:style-name="Heading_20_6" text:outline-level="6">DatabaseLogger.remove(id) number</text:h>
      <text:p text:style-name="Text_20_body">Removes (deletes) the record with the specified identifier.</text:p>
      <text:list text:style-name="List_20_1">
        <text:list-item>
          <text:p text:style-name="P1"><text:span text:style-name="Source_20_Text">id</text:span> – the record identifier.</text:p>
        </text:list-item>
      </text:list>
      <text:p text:style-name="Text_20_body">Returns the number of rows affected.</text:p>
      <text:h text:style-name="Heading_20_6" text:outline-level="6">DatabaseLogger.removeAll() number</text:h>
      <text:p text:style-name="Text_20_body">Removes (deletes) all records from the table.</text:p>
      <text:p text:style-name="Text_20_body"><text:soft-page-break/>Returns the number of rows aff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text-align="start" style:justify-single-word="false" fo:background-color="#ccccff" fo:padding="0cm" fo:border-left="none" fo:border-right="none" fo:border-top="none" fo:border-bottom="0.002cm solid #000000" style:shadow="none">
        <style:background-image/>
      </style:paragraph-properties>
      <style:text-properties style:font-name="Courier New1" fo:font-size="14pt" fo:font-weight="bold" style:font-size-asian="75%" style:font-weight-asian="bold" style:font-size-complex="7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The Clutch Library</dc:title>
    <meta:initial-creator>John Leach</meta:initial-creator>
    <meta:creation-date>2007-01-08T11:39:03</meta:creation-date>
    <dc:creator>John Leach</dc:creator>
    <dc:date>2008-06-27T00:49:31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54</meta:editing-cycles>
    <meta:editing-duration>P13DT10H6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68" meta:word-count="1087" meta:character-count="760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